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181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7217in"/>
    </style:style>
    <style:style style:name="co5" style:family="table-column">
      <style:table-column-properties fo:break-before="auto" style:column-width="0.38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>
            <text:p>campus</text:p>
          </table:table-cell>
          <table:table-cell office:value-type="string">
            <text:p>status</text:p>
          </table:table-cell>
          <table:table-cell office:value-type="string">
            <text:p>below100</text:p>
          </table:table-cell>
          <table:table-cell office:value-type="string">
            <text:p>b100percent</text:p>
          </table:table-cell>
          <table:table-cell office:value-type="string">
            <text:p>above100</text:p>
          </table:table-cell>
          <table:table-cell office:value-type="string">
            <text:p>a100percent</text:p>
          </table:table-cell>
          <table:table-cell office:value-type="string">
            <text:p>total</text:p>
          </table:table-cell>
          <table:table-cell office:value-type="string">
            <text:p>totpercent</text:p>
          </table:table-cell>
        </table:table-row>
        <table:table-row table:style-name="ro1">
          <table:table-cell office:value-type="string">
            <text:p>Cascade</text:p>
          </table:table-cell>
          <table:table-cell office:value-type="string">
            <text:p>Full-Time</text:p>
          </table:table-cell>
          <table:table-cell office:value-type="float" office:value="16">
            <text:p>16</text:p>
          </table:table-cell>
          <table:table-cell table:formula="of:=[.C2]/[.C$4]" office:value-type="float" office:value="0.266666666666667">
            <text:p>0.2666666667</text:p>
          </table:table-cell>
          <table:table-cell office:value-type="float" office:value="11">
            <text:p>11</text:p>
          </table:table-cell>
          <table:table-cell table:formula="of:=[.E2]/[.E$4]" office:value-type="float" office:value="0.478260869565217">
            <text:p>0.4782608696</text:p>
          </table:table-cell>
          <table:table-cell table:formula="of:=[.E2]+[.C2]" office:value-type="float" office:value="27">
            <text:p>27</text:p>
          </table:table-cell>
          <table:table-cell table:formula="of:=[.G2]/[.G$4]" office:value-type="float" office:value="0.325301204819277">
            <text:p>0.3253012048</text:p>
          </table:table-cell>
        </table:table-row>
        <table:table-row table:style-name="ro1">
          <table:table-cell/>
          <table:table-cell office:value-type="string">
            <text:p>Part-Time</text:p>
          </table:table-cell>
          <table:table-cell office:value-type="float" office:value="44">
            <text:p>44</text:p>
          </table:table-cell>
          <table:table-cell table:formula="of:=[.C3]/[.C$4]" office:value-type="float" office:value="0.733333333333333">
            <text:p>0.7333333333</text:p>
          </table:table-cell>
          <table:table-cell office:value-type="float" office:value="12">
            <text:p>12</text:p>
          </table:table-cell>
          <table:table-cell table:formula="of:=[.E3]/[.E$4]" office:value-type="float" office:value="0.521739130434783">
            <text:p>0.5217391304</text:p>
          </table:table-cell>
          <table:table-cell table:formula="of:=[.E3]+[.C3]" office:value-type="float" office:value="56">
            <text:p>56</text:p>
          </table:table-cell>
          <table:table-cell table:formula="of:=[.G3]/[.G$4]" office:value-type="float" office:value="0.674698795180723">
            <text:p>0.6746987952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table:formula="of:=[.C2]+[.C3]" office:value-type="float" office:value="60">
            <text:p>60</text:p>
          </table:table-cell>
          <table:table-cell/>
          <table:table-cell table:formula="of:=[.E2]+[.E3]" office:value-type="float" office:value="23">
            <text:p>23</text:p>
          </table:table-cell>
          <table:table-cell/>
          <table:table-cell table:formula="of:=[.G2]+[.G3]" office:value-type="float" office:value="83">
            <text:p>83</text:p>
          </table:table-cell>
          <table:table-cell/>
        </table:table-row>
        <table:table-row table:style-name="ro1">
          <table:table-cell office:value-type="string">
            <text:p>Sylvania</text:p>
          </table:table-cell>
          <table:table-cell office:value-type="string">
            <text:p>Full-Time</text:p>
          </table:table-cell>
          <table:table-cell office:value-type="float" office:value="18">
            <text:p>18</text:p>
          </table:table-cell>
          <table:table-cell table:formula="of:=[.C5]/[.C$7]" office:value-type="float" office:value="0.195652173913043">
            <text:p>0.1956521739</text:p>
          </table:table-cell>
          <table:table-cell office:value-type="float" office:value="28">
            <text:p>28</text:p>
          </table:table-cell>
          <table:table-cell table:formula="of:=[.E5]/[.E$7]" office:value-type="float" office:value="0.528301886792453">
            <text:p>0.5283018868</text:p>
          </table:table-cell>
          <table:table-cell table:formula="of:=[.E5]+[.C5]" office:value-type="float" office:value="46">
            <text:p>46</text:p>
          </table:table-cell>
          <table:table-cell table:formula="of:=[.G5]/[.G$7]" office:value-type="float" office:value="0.317241379310345">
            <text:p>0.3172413793</text:p>
          </table:table-cell>
        </table:table-row>
        <table:table-row table:style-name="ro1">
          <table:table-cell/>
          <table:table-cell office:value-type="string">
            <text:p>Part-Time</text:p>
          </table:table-cell>
          <table:table-cell office:value-type="float" office:value="74">
            <text:p>74</text:p>
          </table:table-cell>
          <table:table-cell table:formula="of:=[.C6]/[.C$7]" office:value-type="float" office:value="0.804347826086956">
            <text:p>0.8043478261</text:p>
          </table:table-cell>
          <table:table-cell office:value-type="float" office:value="25">
            <text:p>25</text:p>
          </table:table-cell>
          <table:table-cell table:formula="of:=[.E6]/[.E$7]" office:value-type="float" office:value="0.471698113207547">
            <text:p>0.4716981132</text:p>
          </table:table-cell>
          <table:table-cell table:formula="of:=[.E6]+[.C6]" office:value-type="float" office:value="99">
            <text:p>99</text:p>
          </table:table-cell>
          <table:table-cell table:formula="of:=[.G6]/[.G$7]" office:value-type="float" office:value="0.682758620689655">
            <text:p>0.6827586207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table:formula="of:=[.C5]+[.C6]" office:value-type="float" office:value="92">
            <text:p>92</text:p>
          </table:table-cell>
          <table:table-cell/>
          <table:table-cell table:formula="of:=[.E5]+[.E6]" office:value-type="float" office:value="53">
            <text:p>53</text:p>
          </table:table-cell>
          <table:table-cell/>
          <table:table-cell table:formula="of:=[.G5]+[.G6]" office:value-type="float" office:value="145">
            <text:p>145</text:p>
          </table:table-cell>
          <table:table-cell/>
        </table:table-row>
        <table:table-row table:style-name="ro1">
          <table:table-cell office:value-type="string">
            <text:p>Rock Creek</text:p>
          </table:table-cell>
          <table:table-cell office:value-type="string">
            <text:p>Full-Time</text:p>
          </table:table-cell>
          <table:table-cell office:value-type="float" office:value="10">
            <text:p>10</text:p>
          </table:table-cell>
          <table:table-cell table:formula="of:=[.C8]/[.C$10]" office:value-type="float" office:value="0.101010101010101">
            <text:p>0.101010101</text:p>
          </table:table-cell>
          <table:table-cell office:value-type="float" office:value="25">
            <text:p>25</text:p>
          </table:table-cell>
          <table:table-cell table:formula="of:=[.E8]/[.E$10]" office:value-type="float" office:value="0.5">
            <text:p>0.5</text:p>
          </table:table-cell>
          <table:table-cell table:formula="of:=[.E8]+[.C8]" office:value-type="float" office:value="35">
            <text:p>35</text:p>
          </table:table-cell>
          <table:table-cell table:formula="of:=[.G8]/[.G$10]" office:value-type="float" office:value="0.23489932885906">
            <text:p>0.2348993289</text:p>
          </table:table-cell>
        </table:table-row>
        <table:table-row table:style-name="ro1">
          <table:table-cell/>
          <table:table-cell office:value-type="string">
            <text:p>Part-Time</text:p>
          </table:table-cell>
          <table:table-cell office:value-type="float" office:value="89">
            <text:p>89</text:p>
          </table:table-cell>
          <table:table-cell table:formula="of:=[.C9]/[.C$10]" office:value-type="float" office:value="0.898989898989899">
            <text:p>0.898989899</text:p>
          </table:table-cell>
          <table:table-cell office:value-type="float" office:value="25">
            <text:p>25</text:p>
          </table:table-cell>
          <table:table-cell table:formula="of:=[.E9]/[.E$10]" office:value-type="float" office:value="0.5">
            <text:p>0.5</text:p>
          </table:table-cell>
          <table:table-cell table:formula="of:=[.E9]+[.C9]" office:value-type="float" office:value="114">
            <text:p>114</text:p>
          </table:table-cell>
          <table:table-cell table:formula="of:=[.G9]/[.G$10]" office:value-type="float" office:value="0.76510067114094">
            <text:p>0.7651006711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table:formula="of:=[.C8]+[.C9]" office:value-type="float" office:value="99">
            <text:p>99</text:p>
          </table:table-cell>
          <table:table-cell/>
          <table:table-cell table:formula="of:=[.E8]+[.E9]" office:value-type="float" office:value="50">
            <text:p>50</text:p>
          </table:table-cell>
          <table:table-cell/>
          <table:table-cell table:formula="of:=[.G8]+[.G9]" office:value-type="float" office:value="149">
            <text:p>149</text:p>
          </table:table-cell>
          <table:table-cell/>
        </table:table-row>
        <table:table-row table:style-name="ro1">
          <table:table-cell office:value-type="string">
            <text:p>South East</text:p>
          </table:table-cell>
          <table:table-cell office:value-type="string">
            <text:p>Full-Time</text:p>
          </table:table-cell>
          <table:table-cell office:value-type="float" office:value="12">
            <text:p>12</text:p>
          </table:table-cell>
          <table:table-cell table:formula="of:=[.C11]/[.C$13]" office:value-type="float" office:value="0.3">
            <text:p>0.3</text:p>
          </table:table-cell>
          <table:table-cell office:value-type="float" office:value="3">
            <text:p>3</text:p>
          </table:table-cell>
          <table:table-cell table:formula="of:=[.E11]/[.E$13]" office:value-type="float" office:value="0.3">
            <text:p>0.3</text:p>
          </table:table-cell>
          <table:table-cell table:formula="of:=[.E11]+[.C11]" office:value-type="float" office:value="15">
            <text:p>15</text:p>
          </table:table-cell>
          <table:table-cell table:formula="of:=[.G11]/[.G$13]" office:value-type="float" office:value="0.3">
            <text:p>0.3</text:p>
          </table:table-cell>
        </table:table-row>
        <table:table-row table:style-name="ro1">
          <table:table-cell/>
          <table:table-cell office:value-type="string">
            <text:p>Part-Time</text:p>
          </table:table-cell>
          <table:table-cell office:value-type="float" office:value="28">
            <text:p>28</text:p>
          </table:table-cell>
          <table:table-cell table:formula="of:=[.C12]/[.C$13]" office:value-type="float" office:value="0.7">
            <text:p>0.7</text:p>
          </table:table-cell>
          <table:table-cell office:value-type="float" office:value="7">
            <text:p>7</text:p>
          </table:table-cell>
          <table:table-cell table:formula="of:=[.E12]/[.E$13]" office:value-type="float" office:value="0.7">
            <text:p>0.7</text:p>
          </table:table-cell>
          <table:table-cell table:formula="of:=[.E12]+[.C12]" office:value-type="float" office:value="35">
            <text:p>35</text:p>
          </table:table-cell>
          <table:table-cell table:formula="of:=[.G12]/[.G$13]" office:value-type="float" office:value="0.7">
            <text:p>0.7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table:formula="of:=[.C11]+[.C12]" office:value-type="float" office:value="40">
            <text:p>40</text:p>
          </table:table-cell>
          <table:table-cell/>
          <table:table-cell table:formula="of:=[.E11]+[.E12]" office:value-type="float" office:value="10">
            <text:p>10</text:p>
          </table:table-cell>
          <table:table-cell/>
          <table:table-cell table:formula="of:=[.G11]+[.G12]" office:value-type="float" office:value="50">
            <text:p>50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2" table:number-rows-repeated="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date>2013-12-12T10:50:02</dc:date>
    <dc:creator>Chris Hughes</dc:creator>
    <meta:editing-duration>PT2M2S</meta:editing-duration>
    <meta:editing-cycles>8</meta:editing-cycles>
    <meta:document-statistic meta:table-count="1" meta:cell-count="84" meta:object-count="0"/>
  </office:meta>
</office:document-meta>
</file>